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paragraph-properties fo:margin-left="0.4925in" fo:margin-right="0in" fo:text-indent="0in" style:auto-text-indent="false"/>
    </style:style>
    <style:style style:name="P4" style:family="paragraph" style:parent-style-name="Text_20_body">
      <style:paragraph-properties fo:margin-left="0.4925in" fo:margin-right="0in" fo:text-indent="0in" style:auto-text-indent="false"/>
      <style:text-properties fo:font-weight="normal" style:font-weight-asian="normal" style:font-weight-complex="normal"/>
    </style:style>
    <style:style style:name="P5" style:family="paragraph" style:parent-style-name="Standard">
      <style:paragraph-properties fo:margin-left="0.4925in" fo:margin-right="0in" fo:text-indent="0in" style:auto-text-indent="false"/>
    </style:style>
    <style:style style:name="P6" style:family="paragraph" style:parent-style-name="Text_20_body" style:list-style-name="L1"/>
    <style:style style:name="P7" style:family="paragraph" style:parent-style-name="Text_20_body">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use-window-font-color="true"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WB Games Programming Exercise</text:p>
      <text:p text:style-name="Standard"/>
      <text:p text:style-name="Standard">Steven Furlong, 2017/03/27</text:p>
      <text:p text:style-name="Standard"/>
      <text:p text:style-name="Standard"/>
      <text:p text:style-name="Standard"/>
      <text:h text:style-name="Heading_20_1" text:outline-level="1">Interpretation and Discussion of Requirements</text:h>
      <text:p text:style-name="Standard">There are two ways of interpreting requirements documents: that they are solid gold and should be implemented exactly as written, or that they are an approximation of what needs to be built and are likely to have inconsistencies and other errors.</text:p>
      <text:p text:style-name="Standard"/>
      <text:p text:style-name="Standard">I am taking the second approach here, largely because of “create, update, and modify user records”. Updating and modifying would be the same thing in 4-feature CRUD, suggesting some inaccuracy in the requirements. “Update” and “modify” are sometimes distinguished, with both modifying existing records if one exists and one creating a new record if it doesn't exist. However, there is some disagreement whether update or modify will create records. Also, reading existing records was not mentioned in the requirements.</text:p>
      <text:p text:style-name="Standard"/>
      <text:p text:style-name="Standard">If possible I'd ask the BA or client for clarification. <text:s/>If that wasn't possible, I'd check with my boss on which way to interpret the requirement. If that wasn't possible, I'd interpret the requirements loosely and implement what seemed to be the most useful APIs for my best understanding of the use cases.</text:p>
      <text:p text:style-name="Standard"/>
      <text:p text:style-name="Standard">All that said, it's possible that "create, update, and modify user records" is exactly what was wanted. It's conceivable that, for instance, a record archive system would need to create and update records but not allow them to be deleted or read. Even in this interpretation I'd still need to talk to the BA or client to find out the difference between updating and modifying records.</text:p>
      <text:p text:style-name="Standard"/>
      <text:p text:style-name="Standard">As stated, I'm applying a loose interpretation to the requirements. The prototype I built provides full 4-feature CRUD capability, as well as getting an index listing of all records in the system. This was in large part a result of my implementing the prototype in Groovy/Grails and getting full functionality essentially for free.</text:p>
      <text:h text:style-name="Heading_20_1" text:outline-level="1">Data Model</text:h>
      <text:p text:style-name="Standard">Generally the database can be set up as tightly defined or with a looser definition. Tightly defined databases will typically run on an RDBMS and have lookup tables, foreign key constraints, and triggers to maintain consistency and to enforce business logic.</text:p>
      <text:p text:style-name="Standard"/>
      <text:p text:style-name="Standard">Loosely defined databases can also run on RDBMSs but can also run in MongoDB and similar systems. Consistency is generally less of a concern, and enforcing business rules is up to the non-DBMS program code. A simple, loose schema is often useful in the requirements exploration and prototyping stages of development because it's quicker and easier to make something workable and usually easier to change. This is also useful in production when writes are infrequent compared to reads and the overhead of the consistency mechanism is relatively expensive.</text:p>
      <text:p text:style-name="Standard"/>
      <text:p text:style-name="Standard">Most of my experience is with tightly constrained database schemas, and I'm inclined to design systems <text:soft-page-break/>this way. Having the checks defined in the database schema avoids many inconsistency nightmares.</text:p>
      <text:p text:style-name="Standard"/>
      <text:p text:style-name="Standard">See the attached ERD. It shows three “real” tables and two relationship tables.</text:p>
      <text:h text:style-name="Heading_20_1" text:outline-level="1">Implementation</text:h>
      <text:p text:style-name="Standard">The prototype project is done in Groovy/Grails, version 3.2.8. I chose this framework because it's excellent for quickly making a prototype web application or web service backed by a database.</text:p>
      <text:p text:style-name="Standard"/>
      <text:p text:style-name="Standard"/>
      <text:p text:style-name="Standard">((insert my class defs))</text:p>
      <text:p text:style-name="Standard">Grails built a strict system, using Hibernate. ...</text:p>
      <text:p text:style-name="Standard"/>
      <text:p text:style-name="Standard">((can rename or turn off features))</text:p>
      <text:h text:style-name="Heading_20_1" text:outline-level="1">API</text:h>
      <text:p text:style-name="Standard">These web services are RESTful.</text:p>
      <text:p text:style-name="Standard"/>
      <text:p text:style-name="Standard">The default return type is JSON. All API calls can return XML by appending “.xml”.</text:p>
      <text:p text:style-name="Standard"/>
      <text:p text:style-name="Standard">/users/1</text:p>
      <text:p text:style-name="P5">{"id":1,"achievements":[],"active":false,"email":"john@foo.org","games":[],"name":"John Doe"}</text:p>
      <text:p text:style-name="Standard"/>
      <text:p text:style-name="Standard">/users/1.xml</text:p>
      <text:p text:style-name="P5">&lt;?xml version="1.0" encoding="UTF-8"?&gt;&lt;users id="1"&gt;&lt;achievements /&gt;&lt;active&gt;false&lt;/active&gt;&lt;email&gt;john@foo.org&lt;/email&gt;&lt;games /&gt;&lt;name&gt;John Doe&lt;/name&gt;&lt;/users&gt;</text:p>
      <text:p text:style-name="Standard"/>
      <text:h text:style-name="Heading_20_2" text:outline-level="2">View all users</text:h>
      <text:p text:style-name="Text_20_body">/users</text:p>
      <text:p text:style-name="Text_20_body">Get a list of all users in the database.</text:p>
      <text:p text:style-name="P1">Output:</text:p>
      <text:p text:style-name="Text_20_body">[{"id":1,"achievements":[],"active":false,"email":"john@foo.org","games":[],"name":"John Doe"},{"id":3,"achievements":[{"id":1}],"active":true,"email":"player3@thegame.com","games":[{"id":1}],"name":"Player 3"}]</text:p>
      <text:p text:style-name="P1">Notes:</text:p>
      <text:p text:style-name="Text_20_body">Use this interface with caution, as it will return <text:span text:style-name="T1">all</text:span><text:span text:style-name="T2"> users. This is intended for development, with small databases, and should not be exposed to general callers.</text:span></text:p>
      <text:h text:style-name="Heading_20_2" text:outline-level="2">View one user</text:h>
      <text:p text:style-name="Text_20_body">View the information for a single user in the database.</text:p>
      <text:p text:style-name="Text_20_body">/users/1</text:p>
      <text:p text:style-name="P1"><text:soft-page-break/>Successful output:</text:p>
      <text:p text:style-name="Text_20_body">{"id":1,"achievements":[],"active":false,"email":"john@foo.org","games":[],"name":"John Doe"}</text:p>
      <text:p text:style-name="P1">Error output:</text:p>
      <text:p text:style-name="Text_20_body">{"message":"Not Found","error":404}</text:p>
      <text:h text:style-name="Heading_20_2" text:outline-level="2">Create a user</text:h>
      <text:p text:style-name="Text_20_body">Create a user record in the database.</text:p>
      <text:p text:style-name="Text_20_body">POST /users</text:p>
      <text:p text:style-name="Text_20_body">postdata {"name":"Player 3","email":"<text:a xlink:type="simple" xlink:href="mailto:player3@thegame.com"><text:span text:style-name="T3">player3@thegame.com</text:span></text:a>","achievements":[{"id":1},{"id":4},{"id":5}],"games":[],"active":true}</text:p>
      <text:p text:style-name="P1">Successful output:</text:p>
      <text:p text:style-name="Text_20_body">{"id":4,"name":"Player 3","email":"<text:a xlink:type="simple" xlink:href="mailto:player3@thegame.com"><text:span text:style-name="T3">player3@thegame.com</text:span></text:a>","achievements":[{"id":1},{"id":4},{"id":5}],"games":[],"active":true}</text:p>
      <text:p text:style-name="P1">Error output:</text:p>
      <text:p text:style-name="P2">{"message":"Not Found","error":404}</text:p>
      <text:p text:style-name="P4">The identified user does not exist</text:p>
      <text:p text:style-name="P2">{"message":"Internal server error","error":500}</text:p>
      <text:p text:style-name="P4">This normally means that a consistency constraint was violated, which usually means specifying a game or achievement ID which doesn't exist.</text:p>
      <text:p text:style-name="P4">Examine the stack trace in the server's output to confirm this.</text:p>
      <text:h text:style-name="Heading_20_2" text:outline-level="2">Update a user</text:h>
      <text:p text:style-name="Text_20_body">Change elements of a user's data.</text:p>
      <text:p text:style-name="Text_20_body">PUT /users/1</text:p>
      <text:p text:style-name="Text_20_body">postdata {"name":"Player 1 is gone","email":"<text:span text:style-name="T3">none</text:span>","achievements":[],"games":[],"active":false}</text:p>
      <text:p text:style-name="P1">Successful output:</text:p>
      <text:p text:style-name="Text_20_body">{"id":1,"name":"Player 1 is gone","email":"none","achievements":[],"games":[],"active":false}</text:p>
      <text:p text:style-name="P1">Error output:</text:p>
      <text:p text:style-name="P2">{"message":"Not Found","error":404}</text:p>
      <text:p text:style-name="P4">The identified user does not exist</text:p>
      <text:p text:style-name="P2">{"message":"Internal server error","error":500}</text:p>
      <text:p text:style-name="P4">This normally means that a consistency constraint was violated, which usually means specifying a game or achievement ID which doesn't exist.</text:p>
      <text:p text:style-name="P4">Examine the stack trace in the server's output to confirm this.</text:p>
      <text:h text:style-name="Heading_20_2" text:outline-level="2"><text:soft-page-break/>Delete a user</text:h>
      <text:p text:style-name="Text_20_body">Remove a user from the database.</text:p>
      <text:p text:style-name="Text_20_body">DELETE /users/1</text:p>
      <text:p text:style-name="P1">Successful output:</text:p>
      <text:p text:style-name="Text_20_body">None</text:p>
      <text:p text:style-name="P1">Error output:</text:p>
      <text:p text:style-name="Text_20_body">{"message":"Not Found","error":404}</text:p>
      <text:p text:style-name="P3">Specified user ID is not found.</text:p>
      <text:p text:style-name="P1">Notes:</text:p>
      <text:p text:style-name="Text_20_body">Use this with caution. The record is deleted, not simply marked as inactive.</text:p>
      <text:h text:style-name="Heading_20_2" text:outline-level="2">View all games</text:h>
      <text:p text:style-name="Text_20_body"/>
      <text:h text:style-name="Heading_20_2" text:outline-level="2">View one game</text:h>
      <text:p text:style-name="Text_20_body"/>
      <text:h text:style-name="Heading_20_2" text:outline-level="2">Create a game</text:h>
      <text:p text:style-name="Text_20_body"/>
      <text:h text:style-name="Heading_20_2" text:outline-level="2">Update a game</text:h>
      <text:p text:style-name="Text_20_body"/>
      <text:h text:style-name="Heading_20_2" text:outline-level="2">Delete a game</text:h>
      <text:p text:style-name="Text_20_body"/>
      <text:h text:style-name="Heading_20_2" text:outline-level="2">View all achievements</text:h>
      <text:p text:style-name="Text_20_body"/>
      <text:h text:style-name="Heading_20_2" text:outline-level="2">View one achievement</text:h>
      <text:p text:style-name="Text_20_body"/>
      <text:h text:style-name="Heading_20_2" text:outline-level="2">Create a achievement</text:h>
      <text:p text:style-name="Text_20_body"/>
      <text:h text:style-name="Heading_20_2" text:outline-level="2"><text:soft-page-break/>Update a achievement</text:h>
      <text:p text:style-name="Text_20_body"/>
      <text:h text:style-name="Heading_20_2" text:outline-level="2">Delete a achievement</text:h>
      <text:p text:style-name="Text_20_body"/>
      <text:h text:style-name="Heading_20_1" text:outline-level="1">Suggested Additional Interfaces</text:h>
      <text:p text:style-name="Text_20_body">Find user by name</text:p>
      <text:p text:style-name="Text_20_body">Find user by email</text:p>
      <text:p text:style-name="Text_20_body">Show all users with a specified achievement</text:p>
      <text:p text:style-name="Text_20_body">Show all users with activity on a specified game</text:p>
      <text:h text:style-name="Heading_20_1" text:outline-level="1">Use Cases and Demos</text:h>
      <text:p text:style-name="Text_20_body"/>
      <text:h text:style-name="Heading_20_1" text:outline-level="1">Technology Stack and Runtime Environment</text:h>
      <text:p text:style-name="Text_20_body">This prototype needs Grails 3.2.8 and Java 8. There should be no other dependencies and it should run on any operating system which has both of those. When run in “dev” mode, some sample data will be preloaded into a dummy database, enough for smoke testing and demoing the prototype to users.</text:p>
      <text:p text:style-name="Text_20_body"/>
      <text:p text:style-name="Text_20_body">Beyond this implementation, a number of technology stacks could easily support simple web services. For example:</text:p>
      <text:list xml:id="list405836146" text:style-name="L1">
        <text:list-item>
          <text:p text:style-name="P6">LAMP</text:p>
        </text:list-item>
        <text:list-item>
          <text:p text:style-name="P6">Java</text:p>
        </text:list-item>
        <text:list-item>
          <text:p text:style-name="P6">Groovy/Grails</text:p>
        </text:list-item>
      </text:list>
      <text:p text:style-name="Text_20_body">Which to choose depends on the expected size and complexity of the code, the complexity of the final schema, the number of records in the tables, performance requirements, and team expertise.</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ve Furlong</meta:initial-creator>
    <meta:creation-date>2017-03-27T08:07:45</meta:creation-date>
    <dc:date>2017-03-27T12:58:53</dc:date>
    <dc:creator>Steve Furlong</dc:creator>
    <meta:editing-duration>PT18M15S</meta:editing-duration>
    <meta:editing-cycles>3</meta:editing-cycles>
    <meta:generator>LibreOffice/3.5$Linux_X86_64 LibreOffice_project/350m1$Build-2</meta:generator>
    <meta:document-statistic meta:table-count="0" meta:image-count="0" meta:object-count="0" meta:page-count="5" meta:paragraph-count="96" meta:word-count="966" meta:character-count="6873" meta:non-whitespace-character-count="6005"/>
  </office:meta>
</office:document-meta>
</file>